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80000001F42C39C9C.png" manifest:media-type="image/png"/>
  <manifest:file-entry manifest:full-path="Pictures/100000000000010000000100095B278B.jpg" manifest:media-type="image/jpeg"/>
  <manifest:file-entry manifest:full-path="Pictures/10000000000000C10000001F9820AEDF.png" manifest:media-type="image/png"/>
  <manifest:file-entry manifest:full-path="Pictures/10000000000000C1000000588CD1A50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4" svg:font-family="Arial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Times1" svg:font-family="Times" style:font-pitch="variable"/>
    <style:font-face style:name="Courier New" svg:font-family="'Courier New'" style:font-family-generic="modern" style:font-pitch="variable"/>
    <style:font-face style:name="Lucida Grande2" svg:font-family="'Lucida Grande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Bitstream Vera Sans" svg:font-family="'Bitstream Vera Sans'" style:font-family-generic="swiss" style:font-pitch="variable"/>
    <style:font-face style:name="Lucida Grande3" svg:font-family="'Lucida Grande'" style:font-family-generic="swiss" style:font-pitch="variable"/>
    <style:font-face style:name="Times2" svg:font-family="Times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375cm"/>
    </style:style>
    <style:style style:name="gr2" style:family="graphic">
      <style:graphic-properties style:protect="size"/>
    </style:style>
    <style:style style:name="gr3" style:family="graphic" style:parent-style-name="standard" style:list-style-name="L5">
      <style:graphic-properties draw:stroke="none" draw:fill="none" draw:fill-color="#9186ba" draw:textarea-horizontal-align="left" draw:textarea-vertical-align="top" draw:auto-grow-height="true" draw:auto-grow-width="false" fo:min-height="14.355cm" fo:min-width="0cm" fo:padding-top="0.13cm" fo:padding-bottom="0.13cm" fo:padding-left="0.25cm" fo:padding-right="0.25cm" draw:shadow="hidden" draw:shadow-color="#3e3e5c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_5f_template-title">
      <style:graphic-properties draw:stroke="none" draw:fill="none" draw:fill-color="#9186ba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3e3e5c"/>
    </style:style>
    <style:style style:name="pr2" style:family="presentation" style:parent-style-name="slide_5f_template-subtitle">
      <style:graphic-properties draw:fill-color="#ffffff" fo:min-height="4.642cm"/>
    </style:style>
    <style:style style:name="pr3" style:family="presentation" style:parent-style-name="slide_5f_template-title">
      <style:graphic-properties draw:stroke="none" draw:fill="none" draw:fill-color="#9186ba" draw:textarea-horizontal-align="justify" draw:textarea-vertical-align="middle" draw:auto-grow-height="true" draw:auto-grow-width="false" fo:min-height="3.942cm" fo:min-width="0cm" fo:padding-top="0.13cm" fo:padding-bottom="0.13cm" fo:padding-left="0.25cm" fo:padding-right="0.25cm" draw:shadow="hidden" draw:shadow-color="#3e3e5c"/>
    </style:style>
    <style:style style:name="pr4" style:family="presentation" style:parent-style-name="slide_5f_template-notes">
      <style:graphic-properties draw:stroke="none" draw:fill="none" draw:fill-color="#bbe0e3" draw:auto-grow-height="true" fo:min-height="11.431cm" draw:shadow="hidden" draw:shadow-color="#808080"/>
    </style:style>
    <style:style style:name="pr5" style:family="presentation" style:parent-style-name="slide_5f_template-title">
      <style:graphic-properties draw:auto-grow-height="true" fo:min-height="3.175cm"/>
    </style:style>
    <style:style style:name="pr6" style:family="presentation" style:parent-style-name="slide_5f_template-outline1">
      <style:graphic-properties fo:min-height="12.847cm"/>
    </style:style>
    <style:style style:name="pr7" style:family="presentation" style:parent-style-name="slide_5f_template-notes">
      <style:graphic-properties draw:fill-color="#ffffff" fo:min-height="11.43cm"/>
    </style:style>
    <style:style style:name="pr8" style:family="presentation" style:parent-style-name="slide_5f_template-title">
      <style:graphic-properties fo:min-height="3.175cm"/>
    </style:style>
    <style:style style:name="pr9" style:family="presentation" style:parent-style-name="slide_5f_template-outline1">
      <style:graphic-properties fo:min-height="14.523cm"/>
    </style:style>
    <style:style style:name="pr10" style:family="presentation" style:parent-style-name="slide_5f_template-outline1">
      <style:graphic-properties fo:min-height="14.898cm"/>
    </style:style>
    <style:style style:name="pr11" style:family="presentation" style:parent-style-name="slide_5f_template-outline1">
      <style:graphic-properties fo:min-height="14.251cm"/>
    </style:style>
    <style:style style:name="P1" style:family="paragraph">
      <style:paragraph-properties fo:margin-left="0cm" fo:margin-right="0cm" fo:text-indent="0cm" style:writing-mode="lr-tb"/>
    </style:style>
    <style:style style:name="P2" style:family="paragraph">
      <style:paragraph-properties fo:margin-top="0.102cm" fo:margin-bottom="0.102cm"/>
    </style:style>
    <style:style style:name="P3" style:family="paragraph">
      <style:paragraph-properties fo:margin-top="0cm" fo:margin-bottom="0.102cm"/>
    </style:style>
    <style:style style:name="P4" style:family="paragraph">
      <style:paragraph-properties fo:margin-top="0.102cm" fo:margin-bottom="0.102cm"/>
      <style:text-properties fo:font-size="24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Arial3" fo:font-size="20pt" fo:font-style="italic" style:font-size-asian="20pt" style:font-style-asian="italic" style:font-size-complex="20pt" style:font-style-complex="italic"/>
    </style:style>
    <style:style style:name="P7" style:family="paragraph">
      <style:paragraph-properties fo:margin-left="0cm" fo:margin-right="0cm" fo:text-indent="0cm"/>
      <style:text-properties fo:font-size="12pt"/>
    </style:style>
    <style:style style:name="P8" style:family="paragraph">
      <style:paragraph-properties fo:margin-left="0.635cm" fo:margin-right="0cm" fo:text-indent="0cm"/>
    </style:style>
    <style:style style:name="P9" style:family="paragraph">
      <style:paragraph-properties fo:margin-left="3.81cm" fo:margin-right="0cm" fo:text-indent="0cm"/>
    </style:style>
    <style:style style:name="P10" style:family="paragraph">
      <style:paragraph-properties fo:margin-left="0.635cm" fo:margin-right="0cm" fo:margin-top="0cm" fo:margin-bottom="0.711cm" fo:text-indent="0cm"/>
    </style:style>
    <style:style style:name="P11" style:family="paragraph">
      <style:paragraph-properties fo:margin-left="3.81cm" fo:margin-right="0cm" fo:margin-top="0cm" fo:margin-bottom="0.254cm" style:line-height-at-least="0.203cm" fo:text-indent="0cm"/>
    </style:style>
    <style:style style:name="P12" style:family="paragraph">
      <style:paragraph-properties fo:margin-left="0.635cm" fo:margin-right="0cm" fo:margin-top="0cm" fo:margin-bottom="0.254cm" style:line-height-at-least="0.203cm" fo:text-indent="0cm"/>
    </style:style>
    <style:style style:name="P13" style:family="paragraph">
      <style:paragraph-properties fo:margin-left="0.635cm" fo:margin-right="0cm" fo:margin-top="0cm" fo:margin-bottom="0.711cm" style:line-height-at-least="0.203cm" fo:text-indent="0cm"/>
    </style:style>
    <style:style style:name="P14" style:family="paragraph">
      <style:paragraph-properties fo:margin-left="3.81cm" fo:margin-right="0cm" fo:margin-top="0cm" fo:margin-bottom="0.254cm" style:line-height-at-least="0.203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5" style:family="paragraph">
      <style:paragraph-properties fo:margin-left="0.635cm" fo:margin-right="0cm" fo:text-indent="0cm"/>
      <style:text-properties style:font-name="Bitstream Vera Sans"/>
    </style:style>
    <style:style style:name="P16" style:family="paragraph">
      <style:paragraph-properties fo:margin-left="0cm" fo:margin-right="0cm" fo:line-height="107%" fo:text-indent="0cm"/>
    </style:style>
    <style:style style:name="P17" style:family="paragraph">
      <style:paragraph-properties fo:margin-left="0cm" fo:margin-right="0cm" fo:line-height="107%" fo:text-indent="0cm" style:writing-mode="lr-tb"/>
      <style:text-properties fo:font-size="16pt" style:font-size-asian="16pt" style:font-size-complex="16pt"/>
    </style:style>
    <style:style style:name="P18" style:family="paragraph">
      <style:paragraph-properties fo:text-align="center"/>
      <style:text-properties fo:font-size="24pt"/>
    </style:style>
    <style:style style:name="P19" style:family="paragraph">
      <style:text-properties fo:font-size="12pt"/>
    </style:style>
    <style:style style:name="T1" style:family="text">
      <style:text-properties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Courier New1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Courier New1" fo:font-style="normal" style:font-style-asian="normal" style:font-style-complex="normal"/>
    </style:style>
    <style:style style:name="T9" style:family="text">
      <style:text-properties style:font-name="Bitstream Vera Sans" fo:font-style="normal" style:font-style-asian="normal" style:font-style-complex="normal"/>
    </style:style>
    <style:style style:name="T10" style:family="text">
      <style:text-properties style:font-name="Courier New1" fo:font-size="22pt" fo:font-style="normal" style:font-size-asian="22pt" style:font-style-asian="normal" style:font-size-complex="22pt" style:font-style-complex="normal"/>
    </style:style>
    <style:style style:name="T11" style:family="text">
      <style:text-properties style:font-name="Bitstream Vera Sans" fo:font-size="24pt" fo:font-style="italic" style:font-size-asian="24pt" style:font-style-asian="italic" style:font-size-complex="24pt" style:font-style-complex="italic"/>
    </style:style>
    <style:style style:name="T12" style:family="text">
      <style:text-properties style:font-name="Bitstream Vera Sans"/>
    </style:style>
    <style:style style:name="T13" style:family="text">
      <style:text-properties style:font-name="Lucida Grande1" fo:font-size="16pt" fo:language="en" fo:country="US" style:font-size-asian="16pt" style:font-size-complex="16pt"/>
    </style:style>
    <text:list-style style:name="L1">
      <text:list-level-style-bullet text:level="1" text:bullet-char="•">
        <style:list-level-properties/>
        <style:text-properties style:font-name="Lucida Grande1" fo:color="#00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" fo:color="#ffffff" fo:font-size="85%"/>
      </text:list-level-style-bullet>
      <text:list-level-style-bullet text:level="2" text:bullet-char="•">
        <style:list-level-properties text:space-before="1.27cm"/>
        <style:text-properties style:font-name="Times" fo:color="#ffffff" fo:font-size="85%"/>
      </text:list-level-style-bullet>
      <text:list-level-style-bullet text:level="3" text:bullet-char="•">
        <style:list-level-properties text:space-before="2.54cm"/>
        <style:text-properties style:font-name="Times" fo:color="#ffffff" fo:font-size="85%"/>
      </text:list-level-style-bullet>
      <text:list-level-style-bullet text:level="4" text:bullet-char="•">
        <style:list-level-properties text:space-before="3.81cm"/>
        <style:text-properties style:font-name="Times" fo:color="#ffffff" fo:font-size="85%"/>
      </text:list-level-style-bullet>
      <text:list-level-style-bullet text:level="5" text:bullet-char="•">
        <style:list-level-properties text:space-before="5.08cm"/>
        <style:text-properties style:font-name="Times" fo:color="#ffffff" fo:font-size="85%"/>
      </text:list-level-style-bullet>
      <text:list-level-style-bullet text:level="6" text:bullet-char="•">
        <style:list-level-properties text:space-before="5.08cm"/>
        <style:text-properties style:font-name="Times" fo:color="#ffffff" fo:font-size="85%"/>
      </text:list-level-style-bullet>
      <text:list-level-style-bullet text:level="7" text:bullet-char="•">
        <style:list-level-properties text:space-before="5.08cm"/>
        <style:text-properties style:font-name="Times" fo:color="#ffffff" fo:font-size="85%"/>
      </text:list-level-style-bullet>
      <text:list-level-style-bullet text:level="8" text:bullet-char="•">
        <style:list-level-properties text:space-before="5.08cm"/>
        <style:text-properties style:font-name="Times" fo:color="#ffffff" fo:font-size="85%"/>
      </text:list-level-style-bullet>
      <text:list-level-style-bullet text:level="9" text:bullet-char="•">
        <style:list-level-properties text:space-before="5.08cm"/>
        <style:text-properties style:font-name="Times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" fo:color="#ffffff" fo:font-size="100%"/>
      </text:list-level-style-bullet>
      <text:list-level-style-bullet text:level="2" text:bullet-char="•">
        <style:list-level-properties text:space-before="1.27cm"/>
        <style:text-properties style:font-name="Times" fo:color="#ffffff" fo:font-size="100%"/>
      </text:list-level-style-bullet>
      <text:list-level-style-bullet text:level="3" text:bullet-char="•">
        <style:list-level-properties text:space-before="2.54cm"/>
        <style:text-properties style:font-name="Times" fo:color="#ffffff" fo:font-size="100%"/>
      </text:list-level-style-bullet>
      <text:list-level-style-bullet text:level="4" text:bullet-char="•">
        <style:list-level-properties text:space-before="3.81cm"/>
        <style:text-properties style:font-name="Times" fo:color="#ffffff" fo:font-size="100%"/>
      </text:list-level-style-bullet>
      <text:list-level-style-bullet text:level="5" text:bullet-char="•">
        <style:list-level-properties text:space-before="5.08cm"/>
        <style:text-properties style:font-name="Times" fo:color="#ffffff" fo:font-size="100%"/>
      </text:list-level-style-bullet>
      <text:list-level-style-bullet text:level="6" text:bullet-char="•">
        <style:list-level-properties text:space-before="5.08cm"/>
        <style:text-properties style:font-name="Times" fo:color="#ffffff" fo:font-size="100%"/>
      </text:list-level-style-bullet>
      <text:list-level-style-bullet text:level="7" text:bullet-char="•">
        <style:list-level-properties text:space-before="5.08cm"/>
        <style:text-properties style:font-name="Times" fo:color="#ffffff" fo:font-size="100%"/>
      </text:list-level-style-bullet>
      <text:list-level-style-bullet text:level="8" text:bullet-char="•">
        <style:list-level-properties text:space-before="5.08cm"/>
        <style:text-properties style:font-name="Times" fo:color="#ffffff" fo:font-size="100%"/>
      </text:list-level-style-bullet>
      <text:list-level-style-bullet text:level="9" text:bullet-char="•">
        <style:list-level-properties text:space-before="5.08cm"/>
        <style:text-properties style:font-name="Times" fo:color="#ffffff" fo:font-size="100%"/>
      </text:list-level-style-bullet>
      <text:list-level-style-bullet text:level="10" text:bullet-char="•">
        <style:list-level-properties text:space-before="5.08cm"/>
        <style:text-properties style:font-name="Times" fo:color="#ffffff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style:font-name="Times" fo:color="#ffffff" fo:font-size="85%"/>
      </text:list-level-style-bullet>
      <text:list-level-style-bullet text:level="2" text:bullet-char="•">
        <style:list-level-properties text:space-before="1.27cm" text:min-label-width="0.793cm"/>
        <style:text-properties style:font-name="Times" fo:color="#ffffff" fo:font-size="85%"/>
      </text:list-level-style-bullet>
      <text:list-level-style-bullet text:level="3" text:bullet-char="•">
        <style:list-level-properties text:space-before="2.54cm" text:min-label-width="0.635cm"/>
        <style:text-properties style:font-name="Times" fo:color="#ffffff" fo:font-size="85%"/>
      </text:list-level-style-bullet>
      <text:list-level-style-bullet text:level="4" text:bullet-char="•">
        <style:list-level-properties text:space-before="3.81cm" text:min-label-width="0.635cm"/>
        <style:text-properties style:font-name="Times" fo:color="#ffffff" fo:font-size="85%"/>
      </text:list-level-style-bullet>
      <text:list-level-style-bullet text:level="5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6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7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8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style:font-name="Lucida Grande1" fo:color="#ffffff" fo:font-size="100%"/>
      </text:list-level-style-bullet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</office:automatic-styles>
  <office:body>
    <office:presentation>
      <draw:page draw:name="page1" draw:style-name="dp1" draw:master-page-name="slide_5f_template" presentation:presentation-page-layout-name="AL1T0">
        <draw:frame presentation:style-name="pr1" draw:text-style-name="P1" draw:layer="layout" svg:width="15.499cm" svg:height="3.521cm" svg:x="5.403cm" svg:y="0.039cm" presentation:class="title" presentation:user-transformed="true">
          <draw:text-box>
            <text:p text:style-name="P1">Learning to Program With Python – Part 3</text:p>
          </draw:text-box>
        </draw:frame>
        <draw:frame presentation:style-name="pr2" draw:text-style-name="P4" draw:layer="layout" svg:width="24.455cm" svg:height="4.642cm" svg:x="0.427cm" svg:y="8.717cm" presentation:class="subtitle" presentation:user-transformed="true">
          <draw:text-box>
            <text:p text:style-name="P2"><text:span text:style-name="T1">Based on the book:</text:span></text:p>
            <text:p text:style-name="P3"><text:span text:style-name="T2">Snake Wrangling for Kids, Learning to Program with Python</text:span></text:p>
            <text:p text:style-name="P3"><text:span text:style-name="T2">by Jason R. Briggs</text:span></text:p>
            <text:p text:style-name="P3"><text:span text:style-name="T3">(Version 0.7.7-python2.7, modified by SJL)</text:span></text:p>
          </draw:text-box>
        </draw:frame>
        <draw:frame presentation:style-name="pr3" draw:text-style-name="P1" draw:layer="layout" svg:width="24.417cm" svg:height="4.202cm" svg:x="0.454cm" svg:y="4.089cm" presentation:class="title" presentation:user-transformed="true">
          <draw:text-box>
            <text:p>Computer Graphics Using<text:line-break/>Python's Turtle Module</text:p>
          </draw:text-box>
        </draw:frame>
        <draw:frame draw:style-name="gr1" draw:text-style-name="P6" draw:layer="layout" svg:width="24.553cm" svg:height="4.375cm" svg:x="0.46cm" svg:y="13.924cm">
          <draw:text-box>
            <text:p text:style-name="P5"><text:span text:style-name="T4">Presented by</text:span></text:p>
            <text:p text:style-name="P5"><text:span text:style-name="T4">Steve Arnold*, Principal Scientist VCT Labs</text:span></text:p>
            <text:p text:style-name="P5"><text:span text:style-name="T4">Stephanie Lockwood-Childs*, President VCT Labs</text:span></text:p>
            <text:p text:style-name="P5"><text:span text:style-name="T4">Nick Lockwood, Senior Engineer, VCT Labs</text:span></text:p>
            <text:p text:style-name="P5"><text:span text:style-name="T4">(* also open source Gentoo Linux / Yocto developers)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4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1" draw:master-page-name="slide_5f_template" presentation:presentation-page-layout-name="AL2T1">
        <draw:frame presentation:style-name="pr5" draw:layer="layout" svg:width="15.461cm" svg:height="3.175cm" svg:x="5.403cm" svg:y="0.212cm" presentation:class="title" presentation:user-transformed="true">
          <draw:text-box>
            <text:p>Of Pythons and Turtles</text:p>
          </draw:text-box>
        </draw:frame>
        <draw:frame presentation:style-name="pr6" draw:text-style-name="P8" draw:layer="layout" svg:width="24.115cm" svg:height="12.847cm" svg:x="0.605cm" svg:y="4.333cm" presentation:class="outline" presentation:user-transformed="true">
          <draw:text-box>
            <text:p text:style-name="P8"><text:span text:style-name="T5">In the deep, dark, and distant past, there was a simple programming language called Logo. <text:s/>Logo was used to control a robot turtle (called Irving). <text:s/>Over time, the turtle evolved from a robot that could move around the floor, to a small arrow moving around a screen.</text:span></text:p>
            <text:p text:style-name="P8"/>
            <text:p text:style-name="P8"><text:span text:style-name="T5">Python’s turtle module (one of the “batteries” included with Python) is a little bit like the Logo programming language, but while Logo was (is) fairly limited, Python has many more capabilities. The turtle module itself, is a useful way to learn how computers draw pictures on your computer screen.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slide_5f_template" presentation:presentation-page-layout-name="AL2T1">
        <draw:frame presentation:style-name="pr8" draw:layer="layout" svg:width="15.399cm" svg:height="3.175cm" svg:x="5.503cm" svg:y="0.212cm" presentation:class="title">
          <draw:text-box>
            <text:p>Drawing With a Turtle</text:p>
          </draw:text-box>
        </draw:frame>
        <draw:frame presentation:style-name="pr9" draw:text-style-name="P8" draw:layer="layout" svg:width="24.413cm" svg:height="14.523cm" svg:x="0.423cm" svg:y="3.833cm" presentation:class="outline" presentation:user-transformed="true">
          <draw:text-box>
            <text:p text:style-name="P8">Open a Python shell and follow along:</text:p>
            <text:p text:style-name="P8"/>
            <text:p text:style-name="P9"><text:span text:style-name="T6">&gt;&gt;&gt; import turtle</text:span></text:p>
            <text:p text:style-name="P9"><text:span text:style-name="T6">&gt;&gt;&gt; t = turtle.Pen()</text:span></text:p>
            <text:p text:style-name="P8"/>
            <text:p text:style-name="P8"><text:span text:style-name="T5">“</text:span><text:span text:style-name="T5">You can send instructions to the turtle, by using functions on the object that was created (by calling turtle.Pen)—since we assigned that object to the variable t, we use t to send the instructions.”</text:span></text:p>
            <text:p text:style-name="P8"><text:span text:style-name="T7"/></text:p>
            <text:p text:style-name="P9"><text:span text:style-name="T8">&gt;&gt;&gt; t.forward(50)</text:span></text:p>
            <text:p text:style-name="P9"><text:span text:style-name="T8">&gt;&gt;&gt; t.left(90)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3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slide_5f_template" presentation:presentation-page-layout-name="AL2T1">
        <draw:frame presentation:style-name="pr8" draw:layer="layout" svg:width="15.399cm" svg:height="3.175cm" svg:x="5.503cm" svg:y="0.212cm" presentation:class="title">
          <draw:text-box>
            <text:p>More Drawing</text:p>
          </draw:text-box>
        </draw:frame>
        <draw:frame presentation:style-name="pr10" draw:text-style-name="P8" draw:layer="layout" svg:width="23.177cm" svg:height="14.898cm" svg:x="0.424cm" svg:y="3.834cm" presentation:class="outline" presentation:user-transformed="true">
          <draw:text-box>
            <text:p text:style-name="P10"><text:span text:style-name="T9">Continue Drawing:</text:span></text:p>
            <text:p text:style-name="P11"><text:span text:style-name="T10">&gt;&gt;&gt; t.forward(50)</text:span></text:p>
            <text:p text:style-name="P11"><text:span text:style-name="T10">&gt;&gt;&gt; t.left(90)</text:span></text:p>
            <text:p text:style-name="P11"><text:span text:style-name="T10">&gt;&gt;&gt; t.forward(50)</text:span></text:p>
            <text:p text:style-name="P11"><text:span text:style-name="T10">&gt;&gt;&gt; t.left(90)</text:span></text:p>
            <text:p text:style-name="P11"><text:span text:style-name="T10">&gt;&gt;&gt; t.forward(50)</text:span></text:p>
            <text:p text:style-name="P11"><text:span text:style-name="T10">&gt;&gt;&gt; t.left(90)</text:span></text:p>
            <text:p text:style-name="P12"><text:span text:style-name="T10"/></text:p>
            <text:p text:style-name="P13"><text:span text:style-name="T11">Our turtle has drawn a square and is left facing the same direction as she started. <text:s/>We can erase what’s on the canvas by using clear:</text:span></text:p>
            <text:p text:style-name="P14"><text:span text:style-name="T10">&gt;&gt;&gt; t.clear()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4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slide_5f_template" presentation:presentation-page-layout-name="AL2T1">
        <draw:frame presentation:style-name="pr8" draw:layer="layout" svg:width="15.399cm" svg:height="3.175cm" svg:x="5.503cm" svg:y="0.212cm" presentation:class="title">
          <draw:text-box>
            <text:p>Hands-On</text:p>
          </draw:text-box>
        </draw:frame>
        <draw:frame presentation:style-name="pr11" draw:text-style-name="P15" draw:layer="layout" svg:width="24.13cm" svg:height="14.251cm" svg:x="0.676cm" svg:y="3.904cm" presentation:class="outline" presentation:user-transformed="true">
          <draw:text-box>
            <text:p text:style-name="P8"><text:span text:style-name="T12">Task 1:</text:span></text:p>
            <text:p text:style-name="P8"><text:span text:style-name="T12">Create a canvas using turtle’s Pen function, and draw a rectangle.</text:span></text:p>
            <text:p text:style-name="P8"><text:span text:style-name="T12"/></text:p>
            <text:p text:style-name="P8"><text:span text:style-name="T12"/></text:p>
            <text:p text:style-name="P8"><text:span text:style-name="T12">Task 2:</text:span></text:p>
            <text:p text:style-name="P8"><text:span text:style-name="T12">Create another canvas using turtles Pen function, and draw a triangle.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slide_5f_template" presentation:presentation-page-layout-name="AL2T1">
        <draw:frame draw:style-name="gr3" draw:text-style-name="P17" draw:layer="layout" svg:width="19.686cm" svg:height="14.615cm" svg:x="5.179cm" svg:y="3.994cm">
          <draw:text-box>
            <text:p text:style-name="P16"><text:span text:style-name="T13">This work is an original work by Stephen Arnold &lt;stephen.arnold@acm.org&gt;</text:span></text:p>
            <text:p text:style-name="P16"><text:span text:style-name="T13"/></text:p>
            <text:p text:style-name="P16"><text:span text:style-name="T13">&lt;http://www.vctlabs.com&gt;</text:span></text:p>
            <text:p text:style-name="P16"><text:span text:style-name="T13">Portions copyright 2014 Stephen L Arnold. Some rights reserved.</text:span></text:p>
            <text:p text:style-name="P16"><text:span text:style-name="T13"/></text:p>
            <text:p text:style-name="P16"><text:span text:style-name="T13">The Gentoo Linux logo is Copyright 2006 Gentoo Foundation, used with permission.</text:span></text:p>
            <text:p text:style-name="P16"><text:span text:style-name="T13"/></text:p>
            <text:p text:style-name="P16"><text:span text:style-name="T13">This work is licensed under the Creative Commons Attribution-NonCommercial-ShareAlike License. To view a copy of this license, visit &lt;http://creativecommons.org/licenses/by-nc-sa/1.0&gt; or send a letter to Creative Commons, 559 Nathan Abbott Way, Stanford, California 94305, USA.</text:span></text:p>
            <text:p text:style-name="P16"><text:span text:style-name="T13"/></text:p>
            <text:p text:style-name="P16"><text:span text:style-name="T13">Please contact Stephen Arnold &lt;stephen.arnold@acm.org&gt;</text:span><text:span text:style-name="T13"><text:line-break/></text:span><text:span text:style-name="T13">for commercial uses of this work.</text:span></text:p>
          </draw:text-box>
        </draw:frame>
        <draw:frame draw:style-name="gr4" draw:text-style-name="P18" draw:layer="layout" svg:width="2.191cm" svg:height="0.771cm" svg:x="1.647cm" svg:y="10.778cm">
          <draw:image xlink:href="Pictures/10000000000000580000001F42C39C9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frame presentation:style-name="pr7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4" svg:font-family="Arial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Times1" svg:font-family="Times" style:font-pitch="variable"/>
    <style:font-face style:name="Courier New" svg:font-family="'Courier New'" style:font-family-generic="modern" style:font-pitch="variable"/>
    <style:font-face style:name="Lucida Grande2" svg:font-family="'Lucida Grande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Bitstream Vera Sans" svg:font-family="'Bitstream Vera Sans'" style:font-family-generic="swiss" style:font-pitch="variable"/>
    <style:font-face style:name="Lucida Grande3" svg:font-family="'Lucida Grande'" style:font-family-generic="swiss" style:font-pitch="variable"/>
    <style:font-face style:name="Times2" svg:font-family="Times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4" style:font-size-asian="24pt" style:language-asian="none" style:country-asian="none" style:font-name-complex="Lucidasans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" fo:color="#ffffff" fo:font-size="100%"/>
          </text:list-level-style-bullet>
          <text:list-level-style-bullet text:level="2" text:bullet-char="•">
            <style:list-level-properties text:space-before="1.27cm"/>
            <style:text-properties style:font-name="Times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lide_5f_template-background" style:display-name="slide_template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slide_5f_template-backgroundobjects" style:display-name="slide_template-backgroundobjects" style:family="presentation">
      <style:graphic-properties draw:shadow="hidden" draw:shadow-offset-x="0.3cm" draw:shadow-offset-y="0.3cm" draw:shadow-color="#808080"/>
    </style:style>
    <style:style style:name="slide_5f_template-notes" style:display-name="slide_template-notes" style:family="presentation">
      <style:graphic-properties draw:stroke="none" draw:fill="none">
        <text:list-style style:name="slide_5f_template-notes" style:display-name="slide_template-notes">
          <text:list-level-style-bullet text:level="1" text:bullet-char="•">
            <style:list-level-properties/>
            <style:text-properties style:font-name="Lucida Grande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Lucida Grande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Lucida Grande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Lucida Grande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Lucida Grande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Lucida Grande1" fo:font-family="'Lucida Grande'" style:font-pitch="variable" fo:font-size="1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font-relief="none"/>
    </style:style>
    <style:style style:name="slide_5f_template-outline1" style:display-name="slide_template-outline1" style:family="presentation">
      <style:graphic-properties draw:stroke="none" draw:fill="none">
        <text:list-style style:name="slide_5f_template-outline1" style:display-name="slide_template-outline1">
          <text:list-level-style-bullet text:level="1" text:bullet-char="•">
            <style:list-level-properties text:min-label-width="0.952cm"/>
            <style:text-properties style:font-name="Times" fo:color="#ffffff" fo:font-size="85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imes" fo:color="#ffffff" fo:font-size="8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" fo:color="#ffffff" fo:font-size="85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" fo:color="#ffffff" fo:font-size="8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.282cm" style:line-height-at-least="0.987cm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slide_5f_template-outline2" style:display-name="slide_template-outline2" style:family="presentation" style:parent-style-name="slide_5f_template-outline1">
      <style:paragraph-properties fo:margin-left="2.063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3" style:display-name="slide_template-outline3" style:family="presentation" style:parent-style-name="slide_5f_template-outline2">
      <style:paragraph-properties fo:margin-left="3.17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4" style:display-name="slide_template-outline4" style:family="presentation" style:parent-style-name="slide_5f_template-outline3">
      <style:paragraph-properties fo:margin-left="4.44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5" style:display-name="slide_template-outline5" style:family="presentation" style:parent-style-name="slide_5f_template-outline4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6" style:display-name="slide_template-outline6" style:family="presentation" style:parent-style-name="slide_5f_template-outline5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7" style:display-name="slide_template-outline7" style:family="presentation" style:parent-style-name="slide_5f_template-outline6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8" style:display-name="slide_template-outline8" style:family="presentation" style:parent-style-name="slide_5f_template-outline7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9" style:display-name="slide_template-outline9" style:family="presentation" style:parent-style-name="slide_5f_template-outline8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subtitle" style:display-name="slide_template-subtitle" style:family="presentation">
      <style:graphic-properties draw:stroke="none" draw:fill="none" draw:textarea-vertical-align="middle">
        <text:list-style style:name="slide_5f_template-subtitle" style:display-name="slide_template-subtitle">
          <text:list-level-style-bullet text:level="1" text:bullet-char="•">
            <style:list-level-properties/>
            <style:text-properties style:font-name="Times" fo:color="#ffffff" fo:font-size="85%"/>
          </text:list-level-style-bullet>
          <text:list-level-style-bullet text:level="2" text:bullet-char="•">
            <style:list-level-properties text:space-before="1.27cm"/>
            <style:text-properties style:font-name="Times" fo:color="#ffffff" fo:font-size="85%"/>
          </text:list-level-style-bullet>
          <text:list-level-style-bullet text:level="3" text:bullet-char="•">
            <style:list-level-properties text:space-before="2.54cm"/>
            <style:text-properties style:font-name="Times" fo:color="#ffffff" fo:font-size="85%"/>
          </text:list-level-style-bullet>
          <text:list-level-style-bullet text:level="4" text:bullet-char="•">
            <style:list-level-properties text:space-before="3.81cm"/>
            <style:text-properties style:font-name="Times" fo:color="#ffffff" fo:font-size="85%"/>
          </text:list-level-style-bullet>
          <text:list-level-style-bullet text:level="5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6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7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8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9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2cm" style:line-height-at-least="0.987cm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slide_5f_template-title" style:display-name="slide_template-title" style:family="presentation">
      <style:graphic-properties draw:stroke="none" draw:fill="none" draw:textarea-vertical-align="middle">
        <text:list-style style:name="slide_5f_template-title" style:display-name="slide_template-title">
          <text:list-level-style-bullet text:level="1" text:bullet-char="•">
            <style:list-level-properties/>
            <style:text-properties style:font-name="Lucida Grande1" fo:color="#00ff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ff00" style:text-outline="false" style:text-line-through-style="none" style:text-line-through-type="none" style:text-position="0% 100%" style:font-name="Arial2" fo:font-family="Arial" style:font-style-name="Bold" style:font-family-generic="swiss" style:font-pitch="variable" fo:font-size="40pt" fo:font-style="normal" fo:text-shadow="none" style:text-underline-style="none" fo:font-weight="bold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0pt" style:font-style-asian="normal" style:font-weight-asian="normal" style:font-name-complex="Lucidasans" style:font-family-complex="Lucidasans" style:font-pitch-complex="variable" style:font-size-complex="40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9186ba" draw:textarea-horizontal-align="center" draw:textarea-vertical-align="middle" draw:shadow="hidden" draw:shadow-color="#3e3e5c"/>
    </style:style>
    <style:style style:name="Mgr2" style:family="graphic" style:parent-style-name="standard">
      <style:graphic-properties draw:stroke="none" draw:fill="solid" draw:fill-color="#46357c" draw:textarea-horizontal-align="center" draw:textarea-vertical-align="middle" draw:shadow="hidden" draw:shadow-color="#3e3e5c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9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font-size="2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text-align="end" fo:text-indent="0cm"/>
    </style:style>
    <style:style style:name="MT1" style:family="text">
      <style:text-properties fo:color="#000000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" fo:color="#ffffff" fo:font-size="100%"/>
      </text:list-level-style-bullet>
      <text:list-level-style-bullet text:level="2" text:bullet-char="•">
        <style:list-level-properties text:space-before="1.27cm"/>
        <style:text-properties style:font-name="Times" fo:color="#ffffff" fo:font-size="100%"/>
      </text:list-level-style-bullet>
      <text:list-level-style-bullet text:level="3" text:bullet-char="•">
        <style:list-level-properties text:space-before="2.54cm"/>
        <style:text-properties style:font-name="Times" fo:color="#ffffff" fo:font-size="100%"/>
      </text:list-level-style-bullet>
      <text:list-level-style-bullet text:level="4" text:bullet-char="•">
        <style:list-level-properties text:space-before="3.81cm"/>
        <style:text-properties style:font-name="Times" fo:color="#ffffff" fo:font-size="100%"/>
      </text:list-level-style-bullet>
      <text:list-level-style-bullet text:level="5" text:bullet-char="•">
        <style:list-level-properties text:space-before="5.08cm"/>
        <style:text-properties style:font-name="Times" fo:color="#ffffff" fo:font-size="100%"/>
      </text:list-level-style-bullet>
      <text:list-level-style-bullet text:level="6" text:bullet-char="•">
        <style:list-level-properties text:space-before="5.08cm"/>
        <style:text-properties style:font-name="Times" fo:color="#ffffff" fo:font-size="100%"/>
      </text:list-level-style-bullet>
      <text:list-level-style-bullet text:level="7" text:bullet-char="•">
        <style:list-level-properties text:space-before="5.08cm"/>
        <style:text-properties style:font-name="Times" fo:color="#ffffff" fo:font-size="100%"/>
      </text:list-level-style-bullet>
      <text:list-level-style-bullet text:level="8" text:bullet-char="•">
        <style:list-level-properties text:space-before="5.08cm"/>
        <style:text-properties style:font-name="Times" fo:color="#ffffff" fo:font-size="100%"/>
      </text:list-level-style-bullet>
      <text:list-level-style-bullet text:level="9" text:bullet-char="•">
        <style:list-level-properties text:space-before="5.08cm"/>
        <style:text-properties style:font-name="Times" fo:color="#ffffff" fo:font-size="100%"/>
      </text:list-level-style-bullet>
      <text:list-level-style-bullet text:level="10" text:bullet-char="•">
        <style:list-level-properties text:space-before="5.08cm"/>
        <style:text-properties style:font-name="Times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5cm" svg:height="4.999cm" svg:x="1.905cm" svg:y="4.485cm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slide_5f_template" style:display-name="slide_template" style:page-layout-name="PM1" draw:style-name="Mdp1">
      <draw:rect draw:style-name="Mgr1" draw:text-style-name="MP1" draw:layer="backgroundobjects" svg:width="25.4cm" svg:height="3.598cm" svg:x="0cm" svg:y="0cm">
        <text:p/>
      </draw:rect>
      <draw:rect draw:style-name="Mgr2" draw:text-style-name="MP1" draw:layer="backgroundobjects" svg:width="5.292cm" svg:height="3.598cm" svg:x="0cm" svg:y="0cm">
        <text:p/>
      </draw:rect>
      <draw:frame presentation:style-name="slide_5f_template-title" draw:layer="backgroundobjects" svg:width="15.399cm" svg:height="3.175cm" svg:x="5.503cm" svg:y="0.212cm" presentation:class="title" presentation:placeholder="true">
        <draw:text-box/>
      </draw:frame>
      <draw:frame presentation:style-name="slide_5f_template-outline1" draw:layer="backgroundobjects" svg:width="21.802cm" svg:height="11.049cm" svg:x="1.693cm" svg:y="4.233cm" presentation:class="outline" presentation:placeholder="true">
        <draw:text-box/>
      </draw:frame>
      <draw:frame draw:style-name="Mgr3" draw:text-style-name="MP2" draw:layer="backgroundobjects" svg:width="5.106cm" svg:height="2.328cm" svg:x="0cm" svg:y="0cm">
        <draw:image xlink:href="Pictures/10000000000000C1000000588CD1A506.jpg" xlink:type="simple" xlink:show="embed" xlink:actuate="onLoad">
          <text:p/>
        </draw:image>
      </draw:frame>
      <draw:frame draw:style-name="Mgr3" draw:text-style-name="MP2" draw:layer="backgroundobjects" svg:width="5.08cm" svg:height="0.772cm" svg:x="0cm" svg:y="2.328cm">
        <draw:image xlink:href="Pictures/10000000000000C10000001F9820AEDF.png" xlink:type="simple" xlink:show="embed" xlink:actuate="onLoad">
          <text:p/>
        </draw:image>
      </draw:frame>
      <draw:frame draw:style-name="Mgr4" draw:layer="backgroundobjects" svg:width="4.195cm" svg:height="3.416cm" svg:x="21.105cm" svg:y="0.1cm">
        <draw:image xlink:href="Pictures/100000000000010000000100095B278B.jpg" xlink:type="simple" xlink:show="embed" xlink:actuate="onLoad">
          <text:p/>
        </draw:image>
      </draw:frame>
      <presentation:notes style:page-layout-name="PM2">
        <draw:rect draw:style-name="Mgr5" draw:text-style-name="MP1" draw:layer="backgroundobjects" svg:width="19.05cm" svg:height="25.4cm" svg:x="0cm" svg:y="0cm">
          <text:p/>
        </draw:rect>
        <draw:frame draw:style-name="Mgr6" draw:text-style-name="MP4" draw:layer="backgroundobjects" svg:width="8.255cm" svg:height="1.27cm" svg:x="0cm" svg:y="0cm">
          <draw:text-box>
            <text:p text:style-name="MP3"><text:span text:style-name="MT1">Introduction to Gentoo Linux</text:span></text:p>
          </draw:text-box>
        </draw:frame>
        <draw:frame draw:style-name="Mgr7" draw:text-style-name="MP4" draw:layer="backgroundobjects" svg:width="8.255cm" svg:height="1.27cm" svg:x="10.795cm" svg:y="0cm">
          <draw:text-box>
            <text:p text:style-name="MP5"><text:span text:style-name="MT1">January 21, 2003</text:span></text:p>
          </draw:text-box>
        </draw:frame>
        <draw:page-thumbnail presentation:style-name="slide_5f_template-title" draw:layer="backgroundobjects" svg:width="12.7cm" svg:height="9.525cm" svg:x="3.175cm" svg:y="1.905cm" presentation:class="page"/>
        <draw:frame presentation:style-name="slide_5f_template-notes" draw:layer="backgroundobjects" svg:width="13.97cm" svg:height="11.43cm" svg:x="2.54cm" svg:y="12.065cm" presentation:class="notes" presentation:placeholder="true">
          <draw:text-box/>
        </draw:frame>
        <draw:frame draw:style-name="Mgr8" draw:text-style-name="MP4" draw:layer="backgroundobjects" svg:width="8.255cm" svg:height="1.27cm" svg:x="0cm" svg:y="24.13cm">
          <draw:text-box>
            <text:p text:style-name="MP3"><text:span text:style-name="MT1">Rajiv Manglani &lt;rajiv@alum.mit.edu&gt;</text:span></text:p>
          </draw:text-box>
        </draw:frame>
        <draw:frame draw:style-name="Mgr9" draw:text-style-name="MP4" draw:layer="backgroundobjects" svg:width="8.255cm" svg:height="1.27cm" svg:x="10.795cm" svg:y="24.13cm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1.1$Linux_X86_64 LibreOffice_project/420m0$Build-1</meta:generator>
    <dc:title>PowerPoint Presentation  -  Introduction to Gentoo Linux</dc:title>
    <meta:creation-date>2014-11-29T09:09:37.770111147</meta:creation-date>
    <dc:language>en-US</dc:language>
    <meta:editing-cycles>21</meta:editing-cycles>
    <meta:editing-duration>PT16M7S</meta:editing-duration>
    <dc:date>2014-12-07T15:43:28.626891048</dc:date>
    <meta:document-statistic meta:object-count="44"/>
    <meta:user-defined meta:name="Info 1"/>
    <meta:user-defined meta:name="Info 2"/>
    <meta:user-defined meta:name="Info 3"/>
    <meta:user-defined meta:name="Info 4"/>
  </office:meta>
</office:document-meta>
</file>